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dab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dab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dab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dab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dab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dab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dab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dab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dab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dab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dab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dab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dab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dab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dab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dab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dab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Kassiel Del Carmen Quijada Urquí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8/1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448790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arlos Enrique Quijada Calzadill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37516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7.11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87" meta:non-whitespace-character-count="1017"/>
    <meta:template xlink:type="simple" xlink:actuate="onRequest" xlink:title="Normal" xlink:href=""/>
  </office:meta>
</office:document-meta>
</file>